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BatangChe" svg:font-family="BatangChe" style:font-family-generic="modern" style:font-pitch="fixed" svg:panose-1="2 3 6 9 0 1 1 1 1 1"/>
  </office:font-face-decls>
  <office:automatic-styles>
    <style:style style:name="P1" style:parent-style-name="Normal" style:master-page-name="MP0" style:family="paragraph">
      <style:paragraph-properties fo:break-before="page" fo:text-align="center"/>
      <style:text-properties fo:font-size="36pt" style:font-size-asian="36pt" style:font-size-complex="36pt"/>
    </style:style>
    <style:style style:name="T2" style:parent-style-name="Standardstycketeckensnitt" style:family="text">
      <style:text-properties style:font-size-complex="16pt"/>
    </style:style>
    <style:style style:name="T3" style:parent-style-name="Standardstycketeckensnitt" style:family="text">
      <style:text-properties style:font-size-complex="16pt"/>
    </style:style>
    <style:style style:name="T4" style:parent-style-name="Standardstycketeckensnitt" style:family="text">
      <style:text-properties style:font-size-complex="16pt"/>
    </style:style>
    <style:style style:name="T5" style:parent-style-name="Standardstycketeckensnitt" style:family="text">
      <style:text-properties fo:font-size="16pt" style:font-size-asian="16pt" style:font-size-complex="16pt"/>
    </style:style>
    <style:style style:name="T6" style:parent-style-name="Standardstycketeckensnitt" style:family="text">
      <style:text-properties style:font-size-complex="18pt"/>
    </style:style>
    <style:style style:name="T7" style:parent-style-name="Standardstycketeckensnitt" style:family="text">
      <style:text-properties fo:font-size="7pt" style:font-size-asian="7pt"/>
    </style:style>
    <style:style style:name="T8" style:parent-style-name="Standardstycketeckensnitt" style:family="text">
      <style:text-properties style:font-name-asian="BatangChe"/>
    </style:style>
    <style:style style:name="T9" style:parent-style-name="Standardstycketeckensnitt" style:family="text">
      <style:text-properties style:font-name-asian="BatangChe"/>
    </style:style>
    <style:style style:name="T10" style:parent-style-name="Standardstycketeckensnitt" style:family="text">
      <style:text-properties style:font-name-asian="BatangChe"/>
    </style:style>
    <style:style style:name="T11" style:parent-style-name="Standardstycketeckensnitt" style:family="text">
      <style:text-properties style:font-name-asian="BatangChe"/>
    </style:style>
    <style:style style:name="T12" style:parent-style-name="Standardstycketeckensnitt" style:family="text">
      <style:text-properties style:font-name-asian="BatangChe"/>
    </style:style>
    <style:style style:name="T13" style:parent-style-name="Standardstycketeckensnitt" style:family="text">
      <style:text-properties style:font-name-asian="BatangChe"/>
    </style:style>
    <style:style style:name="T14" style:parent-style-name="Standardstycketeckensnitt" style:family="text">
      <style:text-properties style:font-name-asian="BatangChe"/>
    </style:style>
    <style:style style:name="P15" style:parent-style-name="Normal" style:family="paragraph">
      <style:text-properties style:font-name-asian="BatangChe"/>
    </style:style>
    <style:style style:name="P16" style:parent-style-name="Normal" style:family="paragraph">
      <style:text-properties style:font-name-asian="BatangChe"/>
    </style:style>
    <style:style style:name="P17" style:parent-style-name="Normal" style:family="paragraph">
      <style:paragraph-properties fo:text-align="center"/>
    </style:style>
    <style:style style:name="T18" style:parent-style-name="Standardstycketeckensnitt" style:family="text">
      <style:text-properties style:font-name-asian="BatangChe" fo:font-size="72pt" style:font-size-asian="72pt" style:font-size-complex="72pt"/>
    </style:style>
    <style:style style:name="P19" style:parent-style-name="Normal" style:family="paragraph">
      <style:paragraph-properties fo:text-align="center"/>
    </style:style>
    <style:style style:name="T20" style:parent-style-name="Standardstycketeckensnitt" style:family="text">
      <style:text-properties fo:font-size="22pt" style:font-size-asian="22pt" style:font-size-complex="22pt"/>
    </style:style>
    <style:style style:name="T21" style:parent-style-name="Standardstycketeckensnitt" style:family="text">
      <style:text-properties fo:font-size="22pt" style:font-size-asian="22pt" style:font-size-complex="22pt"/>
    </style:style>
  </office:automatic-styles>
  <office:body>
    <office:text text:use-soft-page-breaks="true">
      <text:p text:style-name="P1">framtidsgång</text:p>
      <text:p text:style-name="Normal"/>
      <text:p text:style-name="Normal"/>
      <text:p text:style-name="Normal"><text:s/>hej jag heter Adam jag kommer ifrån Sudan. Jag är 12 år och bor i Stockholm. Jag bor med min pappa. Han har alltid sagt<text:s/>att han kan se in i framtiden. Men han<text:s/>visade aldrig det. Min mamma dog i en bilolycka. Varenda fredag går jag till min mammas grav och ger blommor. Jag går i en skola<text:s/>där jag är känd. Jag har jättemånga kompisar som är där för mig.</text:p>
      <text:p text:style-name="Normal"/>
      <text:p text:style-name="Normal">Men just den här dagen förändrades hela mitt liv. Min pappa<text:s/>fick ett jobb i Malmö så därför var vi tvungna att flytta. Det sårade mig men allting måste ju ha sitt slut. Men jag längtade<text:s/>efter<text:s/>att få komma till den andra skolan och få andra vänner. Han sa far väl till sina kompisar. En av hans bästa vän Liam gav mig<text:s/>hans<text:s/>skateboard. Adam ville inte ta emot den men han märkte att Liam verkligen ville ge skateboarden. Så jag<text:s/>accepterade<text:s/>den och gick in i billen. När han gick in i bilen sa pappa:</text:p>
      <text:p text:style-name="Normal">-Du kommer säkert få jättemånga vänner där.</text:p>
      <text:p text:style-name="Normal">-Jag håller med dig pappa sa jag.</text:p>
      <text:p text:style-name="Normal"/>
      <text:p text:style-name="Normal"/>
      <text:p text:style-name="Normal"><text:s/>på vägen dit<text:s/>somnade jag<text:s/><text:span text:style-name="T2">2</text:span><text:span text:style-name="T3"><text:s/></text:span><text:span text:style-name="T4">timmar senare</text:span><text:span text:style-name="T5">.<text:s/></text:span>Pappa väckte mig.<text:s/></text:p>
      <text:p text:style-name="Normal">-Vad har hänt sa jag?</text:p>
      <text:p text:style-name="Normal">-Vi har kommit sa<text:s/>pappa med ett glatt ansikte.</text:p>
      <text:p text:style-name="Normal"><text:s/></text:p>
      <text:p text:style-name="Normal">Jag vaknade upp och gäspade. Vi gick in i huset som pappa köpte innan vi kom hit. Jag älskade det<text:s/>nya huset.<text:s/>Jag låg mig<text:s/>på soffan och var nöjd<text:s/></text:p>
      <text:p text:style-name="Normal">-Så vi ska bo här sa jag.</text:p>
      <text:p text:style-name="Normal">-Ja sa pappa.</text:p>
      <text:p text:style-name="Normal"/>
      <text:p text:style-name="Normal"><text:s/>Jag tog av mig mina ytterkläder och ville sitta ner och kolla på tv. Bara jag slog på tv:n så kom jag på att vi är ju långt bort ifrån mammas grav nu. Jag sa det till pappa och han visste om det. Jag<text:s/>hade så<text:s/>stor<text:s/>ångest<text:s/>så<text:s/>jag rusade till mitt rum.</text:p>
      <text:p text:style-name="Normal"/>
      <text:p text:style-name="Normal">Jag börja gråta. Hur kunde pappa göra så? Efter några minuter<text:s/>kom pappa och sa:</text:p>
      <text:p text:style-name="Normal">-Förlåt men jag var tvungen att inte berätta det annars skulle jag ju<text:s/>aldrig få dig hit,<text:s/>sa pappa.</text:p>
      <text:p text:style-name="Normal">-Men du kunde ju iallafall sagt det<text:s/>så att jag kunde få säga far väl<text:s/>gå ut sa,jag.</text:p>
      <text:p text:style-name="Normal">Sa jag han gick ut och jag lade mig på sängen och somnade. Nästa dag var det skola<text:s/></text:p>
      <text:soft-page-break/>
      <text:p text:style-name="Normal">-Förlåt pappa för det som hände<text:s/>igår, sa<text:s/>jag.</text:p>
      <text:p text:style-name="Normal">-förlåt tillbaka<text:s/>det var mitt fel jag borde ha berättat det.</text:p>
      <text:p text:style-name="Normal"/>
      <text:p text:style-name="Normal"/>
      <text:p text:style-name="Normal"><text:s/>Jag åt frukost borstade<text:s/>tänderna och jag var glad.</text:p>
      <text:p text:style-name="Normal"/>
      <text:p text:style-name="Normal"><text:s/>Men sen så hände det jag alltid var rädd för. Yapp jag blev mobbad av alla. Men mina bedömningar var bra. Jag var men ändå så var jag jätteledsen. En dag så kontaktade sjukhuset oss och<text:s/>sa att min pappa behövde komma. Pappa<text:s/>sa. :</text:p>
      <text:p text:style-name="Normal">-Var hemma jag kommer om 30min,<text:s/>sa pappa.</text:p>
      <text:p text:style-name="Normal">-Ok,<text:s/>sa jag.</text:p>
      <text:p text:style-name="Normal"/>
      <text:p text:style-name="Normal"/>
      <text:p text:style-name="Normal">När han kom var han deppig så kom han tyst och höll i ett papper och tyst gav mig pappret. Eftersom att jag var smart så förstod<text:s/>jag vad som stod. Det stod att han hade cancer. Och att han hade 5 % chans att leva operationen om 1 vecka. Jag var så ledsen så att jag inte kunde få ut ett ord på<text:s/>5 dagar. Jag var med pappa och behandlade han som om det var våra sista dagarna i våra liv. Vi hade massor av roligt tillsammans. Sen kom dagen han skulle opereras vi gick till sjukhuset.</text:p>
      <text:p text:style-name="Normal"/>
      <text:p text:style-name="Normal"><text:s/>På<text:s/>vägen grät jag och han sa att han har ingen bra känsla över detta. Vi gick in och pratade<text:s/>med en doktor och hon sa att pappa kunde komma in jag väntade ute. Doktorn sa<text:s/>att jag kan gå hem det kommer ta en lång stund. Jag ville inte men<text:s/>hon sa att jag behövde jag sa far väl<text:s/>till pappa och gick hem.</text:p>
      <text:p text:style-name="Normal"/>
      <text:p text:style-name="Normal"/>
      <text:p text:style-name="Normal"/>
      <text:p text:style-name="Normal">Jag såg att det kom någon som skulle ta hand om mig. Hon frågade mig ifall jag var hungrig eller var trött jag sa nej till<text:s/>allt hon frågade. Jag sprang till mitt rum och sov nästa dag vaknade jag upp tidigt. Hon som tog hand om mig hade gått jag var ensam hemma. Efter några timmar kom brevet som jag väntade på jag öppnade<text:s/>det och det stod. Att min pappa dog jag slängde ner mitt<text:s/>bord och började gråta jag tänkte vad ska jag göra nu? Det stod något annat som pappa skrev. Jag älskar dig min son men jag är helt säker på att jag kommer dö. Allt jag vill från dig just nu är att göra oss stolta och att läsa lappen i källaren. Som jag skrev första dagen vi kom till det nya huset. Jag hade inte lust att läsa brevet så jag försökte leva själv utan att hamna i en fosterfamilj.</text:p>
      <text:p text:style-name="Normal"/>
      <text:p text:style-name="Normal"><text:span text:style-name="T6">12 År senare</text:span><text:span text:style-name="T7"><text:s/></text:span>nu har jag en familj och är en rik person. Jag kom på att jag inte hade läst brevet pappa skrev. Jag gick till vårt gamla hus och frågade de som bodde där just nu. Om jag kunde få se deras källare. De sa ok och stirrade konstigt på mig jag gick ner i källaren och läste brevet det stod.<text:s/><text:span text:style-name="T8">Ok min käraste son nu ska jag berätta vad du blir när du blir vuxen. Du</text:span><text:span text:style-name="T9"><text:s/>kommer bli en rik man som sålde sitt<text:s/></text:span><text:soft-page-break/><text:span text:style-name="T10">företag efterso</text:span><text:span text:style-name="T11">m att du ville få umgås med din</text:span><text:span text:style-name="T12"><text:s/>Familj</text:span><text:span text:style-name="T13">.</text:span><text:span text:style-name="T14"><text:s/>där hängde ju allting ihop så min pappa kunde verkligen se in i framtiden.</text:span></text:p>
      <text:p text:style-name="P15"/>
      <text:p text:style-name="P16"/>
      <text:p text:style-name="P17"><text:span text:style-name="T18">slut</text:span></text:p>
      <text:p text:style-name="P19"><text:span text:style-name="T20">Berättelse gjord av<text:s/></text:span><text:span text:style-name="T21">Ard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BatangChe" svg:font-family="BatangChe" style:font-family-generic="modern" style:font-pitch="fixed" svg:panose-1="2 3 6 9 0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Rubrik2" style:display-name="Rubrik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Rubrik3" style:display-name="Rubrik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Rubrik4" style:display-name="Rubrik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Rubrik5" style:display-name="Rubrik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E74B5" fo:hyphenate="false"/>
    </style:style>
    <style:style style:name="Normal" style:display-name="Normal" style:family="paragraph">
      <style:text-properties fo:hyphenate="false"/>
    </style:style>
    <style:style style:name="Standardstycketeckensnitt" style:display-name="Standardstycketeckensnitt" style:family="text"/>
    <style:style style:name="Rubrik1Char" style:display-name="Rubrik 1 Char" style:family="text" style:parent-style-name="Standardstycketeckensnitt">
      <style:text-properties style:font-name="Calibri Light" style:font-name-asian="Times New Roman" style:font-name-complex="Times New Roman" fo:color="#2E74B5" fo:font-size="16pt" style:font-size-asian="16pt" style:font-size-complex="16pt"/>
    </style:style>
    <style:style style:name="Rubrik2Char" style:display-name="Rubrik 2 Char" style:family="text" style:parent-style-name="Standardstycketeckensnitt">
      <style:text-properties style:font-name="Calibri Light" style:font-name-asian="Times New Roman" style:font-name-complex="Times New Roman" fo:color="#2E74B5" fo:font-size="13pt" style:font-size-asian="13pt" style:font-size-complex="13pt"/>
    </style:style>
    <style:style style:name="Rubrik3Char" style:display-name="Rubrik 3 Char" style:family="text" style:parent-style-name="Standardstycketeckensnitt">
      <style:text-properties style:font-name="Calibri Light" style:font-name-asian="Times New Roman" style:font-name-complex="Times New Roman" fo:color="#1F4D78" fo:font-size="12pt" style:font-size-asian="12pt" style:font-size-complex="12pt"/>
    </style:style>
    <style:style style:name="Rubrik4Char" style:display-name="Rubrik 4 Char" style:family="text" style:parent-style-name="Standardstycketeckensnitt">
      <style:text-properties style:font-name="Calibri Light" style:font-name-asian="Times New Roman" style:font-name-complex="Times New Roman" fo:font-style="italic" style:font-style-asian="italic" style:font-style-complex="italic" fo:color="#2E74B5"/>
    </style:style>
    <style:style style:name="Rubrik5Char" style:display-name="Rubrik 5 Char" style:family="text" style:parent-style-name="Standardstycketeckensnitt">
      <style:text-properties style:font-name="Calibri Light" style:font-name-asian="Times New Roman" style:font-name-complex="Times New Roman" fo:color="#2E74B5"/>
    </style:style>
    <style:style style:name="Ingetavstånd" style:display-name="Inget avstånd" style:family="paragraph">
      <style:paragraph-properties fo:margin-bottom="0in" fo:line-height="100%"/>
      <style:text-properties fo:hyphenate="false"/>
    </style:style>
    <style:style style:name="Liststycke" style:display-name="Liststyck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da Edvin Khalili</meta:initial-creator>
    <dc:creator>Arda Edvin Khalili</dc:creator>
    <meta:creation-date>2018-04-04T09:14:00Z</meta:creation-date>
    <dc:date>2018-04-23T09:03:00Z</dc:date>
    <meta:template xlink:href="Normal" xlink:type="simple"/>
    <meta:editing-cycles>12</meta:editing-cycles>
    <meta:editing-duration>PT15780S</meta:editing-duration>
    <meta:document-statistic meta:page-count="3" meta:paragraph-count="8" meta:word-count="706" meta:character-count="4443" meta:row-count="31" meta:non-whitespace-character-count="3745"/>
  </office:meta>
</office:document-meta>
</file>